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0.291cm" fo:min-width="7.755cm"/>
    </style:style>
    <style:style style:name="gr2" style:family="graphic" style:parent-style-name="standard">
      <style:graphic-properties draw:textarea-horizontal-align="justify" draw:textarea-vertical-align="top" draw:auto-grow-height="false" fo:min-height="6.227cm" fo:min-width="5.46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40pt" style:font-size-asian="40pt" style:font-size-complex="40pt"/>
    </style:style>
    <style:style style:name="P3" style:family="paragraph">
      <style:paragraph-properties fo:text-align="justify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fo:text-align="justify"/>
      <style:text-properties fo:font-size="14pt" style:font-size-asian="14pt" style:font-size-complex="1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10.541cm" svg:x="1cm" svg:y="1.8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69cm" svg:height="6.477cm" draw:transform="rotate (1.5707963267949) translate (2.778cm 12.43cm)">
          <text:p text:style-name="P1">part/single frame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9.379cm" svg:height="1.822cm" draw:transform="rotate (1.5707963267949) translate (1cm 12.049cm)">
          <draw:text-box>
            <text:p><text:span text:style-name="T1">Time </text:span><text:span text:style-name="T1">segment</text:span></text:p>
          </draw:text-box>
        </draw:frame>
        <draw:frame draw:style-name="gr4" draw:text-style-name="P4" draw:layer="layout" svg:width="6.604cm" svg:height="2.986cm" svg:x="2.651cm" svg:y="2.651cm">
          <draw:text-box>
            <text:p text:style-name="P3"><text:span text:style-name="T2">Checking for keys </text:span><text:span text:style-name="T2">pressed,</text:span><text:span text:style-name="T2"><text:line-break/></text:span><text:span text:style-name="T2">Computing direction of </text:span><text:span text:style-name="T2">motion,</text:span><text:span text:style-name="T2"><text:line-break/></text:span><text:span text:style-name="T2">Checking if move </text:span><text:span text:style-name="T2">possible or will result in </text:span><text:span text:style-name="T2">wall collis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8T22:47:09.038766806</meta:creation-date>
    <dc:date>2017-10-08T23:00:48.952673841</dc:date>
    <meta:editing-duration>PT1M59S</meta:editing-duration>
    <meta:editing-cycles>1</meta:editing-cycles>
    <meta:document-statistic meta:object-count="4"/>
    <meta:generator>LibreOffice/5.4.1.2$Linux_X86_64 LibreOffice_project/40m0$Build-2</meta:generator>
  </office:meta>
</office:document-meta>
</file>